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2747000021E7D4780B9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Brandon Text" svg:font-family="'Brandon Text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000000" style:font-name="Brandon Text" fo:font-size="10.5pt" fo:letter-spacing="normal" fo:font-style="normal" fo:font-weight="bold"/>
    </style:style>
    <style:style style:name="T2" style:family="text">
      <style:text-properties fo:font-variant="normal" fo:text-transform="none" fo:color="#000000" style:font-name="Times New Roman" fo:font-size="10.5pt" fo:letter-spacing="normal" fo:font-style="normal" fo:font-weight="bold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3"/></text:p>
      <text:p text:style-name="P1"><text:span text:style-name="T3">Documentar los escenarios de prueba contemplados.</text:span> </text:p>
      <text:p text:style-name="P1"/>
      <text:p text:style-name="P1">Se utiliza Apache Jmeter 5.2.1</text:p>
      <text:p text:style-name="P1"/>
      <text:p text:style-name="P1">Se busca probar el rendimiento de dos escenarios previstos</text:p>
      <text:p text:style-name="P1">Para ambos escenarios serán configurado 30 usuarios para los cuales cada 5 segundos, 6 usuarios ejecutarán ambos escenarios al mismo tiempo</text:p>
      <text:p text:style-name="P1"/>
      <text:p text:style-name="P1">Para esta prueba, se ejecutará un solo bucle</text:p>
      <text:p text:style-name="P1"/>
      <text:p text:style-name="P1"/>
      <text:p text:style-name="P2">Explicación detallada de las pruebas</text:p>
      <text:p text:style-name="P1"/>
      <text:p text:style-name="P1">Se configuraron dos peticiones HTTP (Get), una para cada solicitud a probar</text:p>
      <text:p text:style-name="P1">Para cada petición se configuró un reporte de resultado y uno general</text:p>
      <text:p text:style-name="P1"/>
      <text:p text:style-name="P1">Petición 1</text:p>
      <text:p text:style-name="P1"/>
      <text:p text:style-name="P1"><text:span text:style-name="T1">"Ping" : al realizar un pedido GET "' https://echo-serv.tbxnet.com/v1/system/ping" la respuesta debe ser correcta y devolver '"ok" : true'</text:span> </text:p>
      <text:p text:style-name="P1"/>
      <text:p text:style-name="P1">Petición 2</text:p>
      <text:p text:style-name="P1"/>
      <text:p text:style-name="P1"><text:span text:style-name="T1">"Echo": al realizar GET "' http:// echo-serv.tbxnet.com/v1/echo?text=test"la respuesta debe ser correcta y devolver' "text":"test" '</text:span> </text:p>
      <text:p text:style-name="P1"/>
      <text:p text:style-name="P1"><draw:frame draw:style-name="fr1" draw:name="gráficos1" text:anchor-type="paragraph" svg:width="10.054cm" svg:height="8.678cm" draw:z-index="0"><draw:image xlink:href="Pictures/2000000700002747000021E7D4780B9F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Brandon Text" svg:font-family="'Brandon Text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7M14S</meta:editing-duration>
    <meta:editing-cycles>4</meta:editing-cycles>
    <meta:generator>OpenOffice/4.1.5$Win32 OpenOffice.org_project/415m1$Build-9789</meta:generator>
    <dc:date>2020-11-06T13:02:15.02</dc:date>
    <meta:document-statistic meta:table-count="0" meta:image-count="1" meta:object-count="0" meta:page-count="1" meta:paragraph-count="13" meta:word-count="116" meta:character-count="794"/>
    <meta:user-defined meta:name="Info 1"/>
    <meta:user-defined meta:name="Info 2"/>
    <meta:user-defined meta:name="Info 3"/>
    <meta:user-defined meta:name="Info 4"/>
  </office:meta>
</office:document-meta>
</file>